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213" officeooo:paragraph-rsid="00012213"/>
    </style:style>
    <style:style style:name="P2" style:family="paragraph" style:parent-style-name="Standard">
      <style:text-properties officeooo:rsid="0001d0ad" officeooo:paragraph-rsid="0001d0ad"/>
    </style:style>
    <style:style style:name="P3" style:family="paragraph" style:parent-style-name="Standard">
      <style:text-properties officeooo:rsid="0002bce8" officeooo:paragraph-rsid="0002bce8"/>
    </style:style>
    <style:style style:name="P4" style:family="paragraph" style:parent-style-name="Standard">
      <style:text-properties officeooo:rsid="0004d9e0" officeooo:paragraph-rsid="0004d9e0"/>
    </style:style>
    <style:style style:name="P5" style:family="paragraph" style:parent-style-name="Standard">
      <style:text-properties officeooo:rsid="00012213" officeooo:paragraph-rsid="00012213"/>
    </style:style>
    <style:style style:name="P6" style:family="paragraph" style:parent-style-name="Standard">
      <style:text-properties officeooo:paragraph-rsid="0004d9e0"/>
    </style:style>
    <style:style style:name="T1" style:family="text">
      <style:text-properties officeooo:rsid="0001d0ad"/>
    </style:style>
    <style:style style:name="T2" style:family="text">
      <style:text-properties officeooo:rsid="0005ad34"/>
    </style:style>
    <style:style style:name="T3" style:family="text">
      <style:text-properties officeooo:rsid="0004d9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ài 2:</text:p>
      <text:p text:style-name="P3">Thuật toán Kruskal giải bài toán tìm cây bao trùm tối thiểu của đồ thị.</text:p>
      <text:p text:style-name="P3">Ý tưởng :<text:tab/>Nếu ta chọn các cạnh của đồ thị theo thứ tự trọng số từ nhỏ tới lơn, nếu việc thêm cạnh <text:tab/><text:tab/><text:tab/>đó không tạo thành chu trình đơn trong cây khung đang dựng (T) thì thêm vào T. Làm <text:tab/><text:tab/><text:tab/>cho tới khi kết nạp đủ n-1 cạnh thì ta được T là cây khung nhỏ nhất hoặc nếu không đủ <text:tab/><text:tab/><text:tab/>n-1 nhưng cũng không thêm được cạnh nào nữa thì đồ thị là không liên thông.</text:p>
      <text:p text:style-name="P6"><text:span text:style-name="T3">Tính đúng :<text:tab/></text:span><text:span text:style-name="T2">Gọi T(k) là cây khung nhỏ nhất trên đồ thị k đỉnh</text:span></text:p>
      <text:p text:style-name="P6"><text:tab/><text:tab/><text:span text:style-name="T2">T(1) = 0 với mọi đỉnh trên đồ thị<text:line-break/><text:tab/><text:tab/>T(k) = T(i) + T(j) + min(edges(i, j)) <text:s/>nếu có cạnh nối từ 1 đỉnh trên T(i) sang T(j)</text:span></text:p>
      <text:p text:style-name="P6"><text:tab/><text:tab/><text:span text:style-name="T2">T(k) = rỗng nếu đồ thị không liên thông</text:span></text:p>
      <text:p text:style-name="P4">Độ phức tạp:<text:tab/>O(mlogm) với m là số lượng cạnh của đồ thị.</text:p>
      <text:p text:style-name="P1"/>
      <text:p text:style-name="P1">Bài 3:</text:p>
      <text:p text:style-name="P1"/>
      <text:p text:style-name="P1">Bài toán : <text:tab/>Cho n quả bóng bay đặt lần lượt từ 1 tới n và có độ cao là Hi.</text:p>
      <text:p text:style-name="P1"><text:tab/><text:tab/>Bạn được giao cho nhiệm vụ bắn bóng từ vị trí 0 với độ cao bất kỳ để phá hết bóng.</text:p>
      <text:p text:style-name="P1"><text:tab/><text:tab/>Biết rằng với mỗi lần mũi tên bắn trúng bóng thì mũi tên giảm 1 độ cao.</text:p>
      <text:p text:style-name="P1"><text:tab/><text:tab/>Đưa ra số mũi tên tối thiểu cần dùng.</text:p>
      <text:p text:style-name="P1">Giải thuật :<text:tab/>Vì mỗi lần bắn mũi tên giảm 1 độ cao, nên ta sẽ bắn lần lượt các bóng từ 0 → n với độ <text:tab/><text:tab/><text:tab/>cao tương ứng, khi đấy các mũi tên của ta sẽ giảm độ cao và phá vỡ các bóng ở vị trí <text:tab/><text:tab/><text:tab/>phía sau và làm giảm số mũi tên phải bắn ra. Nếu 1 bóng ở vị trí thứ I+1 không được phá <text:tab/><text:tab/>vỡ sau I lần bắn thì <text:span text:style-name="T1">lần i+1 sẽ bắn ở độ cao H(i+1) để phá vỡ bóng ở i+1. Các bóng ở đô <text:tab/><text:tab/>cao H bất kỳ nếu sau I lần bắn đã vỡ thì sẽ không cần bắn ở độ cao này. </text:span></text:p>
      <text:p text:style-name="P2">Độ phức tạp:<text:tab/>O(n)</text:p>
      <text:p text:style-name="P2">Code : file bai3.py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5-06T20:20:02.981000000</dc:date>
    <meta:editing-duration>PT41M13S</meta:editing-duration>
    <meta:editing-cycles>4</meta:editing-cycles>
    <meta:document-statistic meta:table-count="0" meta:image-count="0" meta:object-count="0" meta:page-count="1" meta:paragraph-count="15" meta:word-count="354" meta:character-count="1462" meta:non-whitespace-character-count="1089"/>
  </office:meta>
</office:document-meta>
</file>